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>
      <style:text-properties style:font-name="Arial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601cm" fo:page-height="5.099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40S</meta:editing-duration>
    <meta:editing-cycles>4</meta:editing-cycles>
    <meta:generator>OpenOffice/4.0.1$Win32 OpenOffice.org_project/401m5$Build-9714</meta:generator>
    <dc:date>2014-11-17T07:35:44.60</dc:date>
    <dc:creator>Nicolas PIGANEAU</dc:creator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